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top" draw:auto-grow-height="false" fo:wrap-option="wrap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3.175cm" svg:height="1.27cm" svg:x="1.27cm" svg:y="1.905cm">
          <text:p text:style-name="P1">TCB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2.54cm" svg:height="1.27cm" svg:x="10.16cm" svg:y="4.445cm">
          <text:p text:style-name="P1">TC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2.54cm" svg:height="1.27cm" svg:x="16.51cm" svg:y="4.445cm">
          <text:p text:style-name="P1">TCB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238cm" svg:x1="10.16cm" svg:y1="5.08cm" svg:x2="4.445cm" svg:y2="2.54cm" draw:start-shape="id1" draw:start-glue-point="3" draw:end-shape="id2" draw:end-glue-point="1" svg:d="m10160 5080c-4644 0-1787-2540-5715-2540">
          <text:p/>
        </draw:connector>
        <draw:connector draw:style-name="gr2" draw:text-style-name="P1" draw:layer="layout" draw:type="curve" draw:line-skew="-2.485cm 1.217cm" svg:x1="11.43cm" svg:y1="4.445cm" svg:x2="19.05cm" svg:y2="5.08cm" draw:start-shape="id1" draw:start-glue-point="0" draw:end-shape="id3" draw:end-glue-point="1" svg:d="m11430 4445c0-4479 4669-3732 7219-2454s2978 3089 401 3089">
          <text:p/>
        </draw:connector>
        <draw:custom-shape draw:style-name="gr1" draw:text-style-name="P1" draw:id="id4" draw:layer="layout" svg:width="3.81cm" svg:height="4.445cm" svg:x="4.445cm" svg:y="8.255cm">
          <text:p text:style-name="P1">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3.81cm" svg:height="3.175cm" svg:x="4.445cm" svg:y="15.24cm">
          <text:p text:style-name="P1">Sta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6.51cm" svg:y1="5.08cm" svg:x2="12.7cm" svg:y2="5.08cm" draw:start-shape="id3" draw:start-glue-point="3" draw:end-shape="id1" draw:end-glue-point="1" svg:d="m16510 5080h-3810">
          <text:p/>
        </draw:connector>
        <draw:connector draw:style-name="gr2" draw:text-style-name="P1" draw:layer="layout" draw:type="curve" svg:x1="6.35cm" svg:y1="8.255cm" svg:x2="11.43cm" svg:y2="5.715cm" draw:start-shape="id4" draw:start-glue-point="0" draw:end-shape="id1" svg:d="m6350 8255c0-1905 5080-635 5080-2540">
          <text:p/>
        </draw:connector>
        <draw:connector draw:style-name="gr2" draw:text-style-name="P1" draw:layer="layout" draw:type="curve" draw:line-skew="1.906cm" svg:x1="6.35cm" svg:y1="15.24cm" svg:x2="11.43cm" svg:y2="5.715cm" draw:start-shape="id5" draw:start-glue-point="0" draw:end-shape="id1" draw:end-glue-point="2" svg:d="m6350 15240c0-4285 5080 477 5080-9525">
          <text:p/>
        </draw:connector>
        <draw:custom-shape draw:style-name="gr1" draw:text-style-name="P1" draw:id="id6" draw:layer="layout" svg:width="3.81cm" svg:height="4.445cm" svg:x="20.955cm" svg:y="7.62cm">
          <text:p text:style-name="P1">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" draw:layer="layout" svg:width="3.81cm" svg:height="3.175cm" svg:x="20.955cm" svg:y="14.605cm">
          <text:p text:style-name="P1">Sta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2.86cm" svg:y1="7.62cm" svg:x2="17.78cm" svg:y2="5.715cm" draw:start-shape="id6" draw:start-glue-point="0" svg:d="m22860 7620c0-1804-5080-852-5080-1905">
          <text:p/>
        </draw:connector>
        <draw:connector draw:style-name="gr2" draw:text-style-name="P1" draw:layer="layout" draw:type="curve" draw:line-skew="1.906cm" svg:x1="22.86cm" svg:y1="14.605cm" svg:x2="17.78cm" svg:y2="5.715cm" draw:start-shape="id7" draw:start-glue-point="0" svg:d="m22860 14605c0-4185-5080 260-5080-8890">
          <text:p/>
        </draw:connector>
        <draw:custom-shape draw:style-name="gr3" draw:text-style-name="P2" draw:layer="layout" svg:width="5.08cm" svg:height="5.715cm" svg:x="3.81cm" svg:y="9.525cm">
          <text:p text:style-name="P2">while(1) {</text:p>
          <text:p text:style-name="P2"><text:s text:c="4"/>LEDOn(LED1);</text:p>
          <text:p text:style-name="P2"><text:s text:c="4"/>ROSA_contextSwitch();</text:p>
          <text:p text:style-name="P2">}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28T11:48:19</meta:creation-date>
    <meta:editing-duration>PT00H07M21S</meta:editing-duration>
    <meta:editing-cycles>2</meta:editing-cycles>
    <dc:date>2010-10-28T12:38:10</dc:date>
    <meta:document-statistic meta:object-count="38"/>
    <meta:generator>OpenOffice.org/3.1$Linux OpenOffice.org_project/310m19$Build-9420</meta:generator>
  </office:meta>
</office:document-meta>
</file>